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41c0" officeooo:paragraph-rsid="000841c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nting Number of days in a given month of a year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4"/>int year,month;</text:p>
      <text:p text:style-name="Standard"><text:s text:c="4"/>cout&lt;&lt;"Enter the Year ";</text:p>
      <text:p text:style-name="Standard"><text:s text:c="4"/>cin&gt;&gt;year;</text:p>
      <text:p text:style-name="Standard"><text:s text:c="4"/>cout&lt;&lt;"Enter the Month ";</text:p>
      <text:p text:style-name="Standard"><text:s text:c="4"/>cin&gt;&gt;month;</text:p>
      <text:p text:style-name="Standard"><text:s text:c="4"/>if(month==1||month==3||month==5||month==7||month==8||month==10||month==12)</text:p>
      <text:p text:style-name="Standard"><text:s text:c="4"/>cout&lt;&lt;"Number of days is 31";</text:p>
      <text:p text:style-name="Standard"><text:s text:c="4"/>else if(month==2 <text:s/>&amp;&amp; ((year%4==0 &amp;&amp; year%100!=0)||(year%400==0))){</text:p>
      <text:p text:style-name="Standard"><text:s text:c="9"/>cout&lt;&lt;"Number of days is 29";</text:p>
      <text:p text:style-name="Standard"><text:s text:c="4"/>}else if(month==2){</text:p>
      <text:p text:style-name="Standard"><text:s text:c="9"/>cout&lt;&lt;"Number of days is 28";</text:p>
      <text:p text:style-name="Standard"><text:s text:c="4"/>}else{</text:p>
      <text:p text:style-name="Standard"><text:s text:c="9"/>cout&lt;&lt;"Number of days is 30";</text:p>
      <text:p text:style-name="Standard"><text:s text:c="4"/>}</text:p>
      <text:p text:style-name="Standard"><text:s text:c="6"/>return 0;</text:p>
      <text:p text:style-name="Standard"><text:s text:c="4"/>}</text:p>
      <text:p text:style-name="Standard"/>
      <text:p text:style-name="Standard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5:45:20.334873028</meta:creation-date>
    <dc:date>2022-06-28T15:49:48.213991982</dc:date>
    <meta:editing-duration>PT4M28S</meta:editing-duration>
    <meta:editing-cycles>1</meta:editing-cycles>
    <meta:document-statistic meta:table-count="0" meta:image-count="0" meta:object-count="0" meta:page-count="1" meta:paragraph-count="21" meta:word-count="64" meta:character-count="560" meta:non-whitespace-character-count="432"/>
    <meta:generator>LibreOffice/6.4.7.2$Linux_X86_64 LibreOffice_project/40$Build-2</meta:generator>
  </office:meta>
</office:document-meta>
</file>